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3p2" table:style-name="ta1">
        <table:shapes>
          <draw:frame draw:z-index="0" draw:style-name="gr1" draw:text-style-name="P1" svg:width="16.012cm" svg:height="8.995cm" svg:x="6.721cm" svg:y="2.926cm">
            <draw:object draw:notify-on-update-of-ranges="exp3p2.B1:exp3p2.B1 exp3p2.B2:exp3p2.B12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545240" calcext:value-type="float">
            <text:p>1693537545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45339" calcext:value-type="float">
            <text:p>1693537545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45439" calcext:value-type="float">
            <text:p>1693537545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45539" calcext:value-type="float">
            <text:p>1693537545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45639" calcext:value-type="float">
            <text:p>1693537545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45739" calcext:value-type="float">
            <text:p>1693537545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45839" calcext:value-type="float">
            <text:p>1693537545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45939" calcext:value-type="float">
            <text:p>1693537545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46039" calcext:value-type="float">
            <text:p>1693537546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46139" calcext:value-type="float">
            <text:p>1693537546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46239" calcext:value-type="float">
            <text:p>1693537546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46339" calcext:value-type="float">
            <text:p>1693537546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46439" calcext:value-type="float">
            <text:p>1693537546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46539" calcext:value-type="float">
            <text:p>1693537546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46639" calcext:value-type="float">
            <text:p>1693537546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46739" calcext:value-type="float">
            <text:p>1693537546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46839" calcext:value-type="float">
            <text:p>1693537546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46939" calcext:value-type="float">
            <text:p>1693537546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47039" calcext:value-type="float">
            <text:p>1693537547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47139" calcext:value-type="float">
            <text:p>1693537547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47239" calcext:value-type="float">
            <text:p>1693537547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47339" calcext:value-type="float">
            <text:p>1693537547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47439" calcext:value-type="float">
            <text:p>1693537547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47539" calcext:value-type="float">
            <text:p>1693537547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47639" calcext:value-type="float">
            <text:p>1693537547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47739" calcext:value-type="float">
            <text:p>1693537547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47839" calcext:value-type="float">
            <text:p>1693537547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47939" calcext:value-type="float">
            <text:p>1693537547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48039" calcext:value-type="float">
            <text:p>1693537548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48139" calcext:value-type="float">
            <text:p>1693537548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48239" calcext:value-type="float">
            <text:p>1693537548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48339" calcext:value-type="float">
            <text:p>1693537548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48439" calcext:value-type="float">
            <text:p>1693537548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48539" calcext:value-type="float">
            <text:p>1693537548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48639" calcext:value-type="float">
            <text:p>1693537548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48739" calcext:value-type="float">
            <text:p>1693537548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48839" calcext:value-type="float">
            <text:p>1693537548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48939" calcext:value-type="float">
            <text:p>1693537548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49039" calcext:value-type="float">
            <text:p>1693537549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49139" calcext:value-type="float">
            <text:p>1693537549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49239" calcext:value-type="float">
            <text:p>1693537549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49339" calcext:value-type="float">
            <text:p>1693537549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49439" calcext:value-type="float">
            <text:p>1693537549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49539" calcext:value-type="float">
            <text:p>1693537549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49639" calcext:value-type="float">
            <text:p>1693537549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49739" calcext:value-type="float">
            <text:p>1693537549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49839" calcext:value-type="float">
            <text:p>1693537549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49939" calcext:value-type="float">
            <text:p>1693537549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50039" calcext:value-type="float">
            <text:p>1693537550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0139" calcext:value-type="float">
            <text:p>1693537550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0239" calcext:value-type="float">
            <text:p>1693537550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50339" calcext:value-type="float">
            <text:p>1693537550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0439" calcext:value-type="float">
            <text:p>1693537550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50539" calcext:value-type="float">
            <text:p>1693537550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50639" calcext:value-type="float">
            <text:p>1693537550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0739" calcext:value-type="float">
            <text:p>1693537550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50839" calcext:value-type="float">
            <text:p>1693537550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50939" calcext:value-type="float">
            <text:p>1693537550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1039" calcext:value-type="float">
            <text:p>1693537551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1139" calcext:value-type="float">
            <text:p>1693537551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51239" calcext:value-type="float">
            <text:p>1693537551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1339" calcext:value-type="float">
            <text:p>1693537551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51439" calcext:value-type="float">
            <text:p>1693537551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1539" calcext:value-type="float">
            <text:p>1693537551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1639" calcext:value-type="float">
            <text:p>1693537551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551739" calcext:value-type="float">
            <text:p>1693537551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51839" calcext:value-type="float">
            <text:p>1693537551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1939" calcext:value-type="float">
            <text:p>1693537551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52039" calcext:value-type="float">
            <text:p>1693537552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52139" calcext:value-type="float">
            <text:p>1693537552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2239" calcext:value-type="float">
            <text:p>1693537552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52339" calcext:value-type="float">
            <text:p>1693537552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552439" calcext:value-type="float">
            <text:p>1693537552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2539" calcext:value-type="float">
            <text:p>1693537552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2639" calcext:value-type="float">
            <text:p>1693537552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2739" calcext:value-type="float">
            <text:p>1693537552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52839" calcext:value-type="float">
            <text:p>1693537552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2939" calcext:value-type="float">
            <text:p>1693537552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53039" calcext:value-type="float">
            <text:p>1693537553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3139" calcext:value-type="float">
            <text:p>1693537553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553239" calcext:value-type="float">
            <text:p>1693537553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53339" calcext:value-type="float">
            <text:p>1693537553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3439" calcext:value-type="float">
            <text:p>1693537553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3539" calcext:value-type="float">
            <text:p>1693537553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3639" calcext:value-type="float">
            <text:p>1693537553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3739" calcext:value-type="float">
            <text:p>1693537553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3839" calcext:value-type="float">
            <text:p>1693537553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553939" calcext:value-type="float">
            <text:p>1693537553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4039" calcext:value-type="float">
            <text:p>1693537554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54139" calcext:value-type="float">
            <text:p>1693537554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54239" calcext:value-type="float">
            <text:p>1693537554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4339" calcext:value-type="float">
            <text:p>1693537554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4439" calcext:value-type="float">
            <text:p>1693537554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4539" calcext:value-type="float">
            <text:p>1693537554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4639" calcext:value-type="float">
            <text:p>1693537554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4739" calcext:value-type="float">
            <text:p>1693537554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4839" calcext:value-type="float">
            <text:p>1693537554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4939" calcext:value-type="float">
            <text:p>1693537554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5039" calcext:value-type="float">
            <text:p>1693537555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5139" calcext:value-type="float">
            <text:p>1693537555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" calcext:value-type="float">
            <text:p>2,1</text:p>
          </table:table-cell>
          <table:table-cell office:value-type="float" office:value="1693537555239" calcext:value-type="float">
            <text:p>1693537555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5339" calcext:value-type="float">
            <text:p>1693537555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5439" calcext:value-type="float">
            <text:p>1693537555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5539" calcext:value-type="float">
            <text:p>1693537555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5639" calcext:value-type="float">
            <text:p>1693537555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55739" calcext:value-type="float">
            <text:p>1693537555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555839" calcext:value-type="float">
            <text:p>1693537555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55939" calcext:value-type="float">
            <text:p>1693537555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6039" calcext:value-type="float">
            <text:p>1693537556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6139" calcext:value-type="float">
            <text:p>1693537556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6239" calcext:value-type="float">
            <text:p>1693537556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6339" calcext:value-type="float">
            <text:p>1693537556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56439" calcext:value-type="float">
            <text:p>1693537556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6539" calcext:value-type="float">
            <text:p>1693537556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6639" calcext:value-type="float">
            <text:p>1693537556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6739" calcext:value-type="float">
            <text:p>1693537556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556839" calcext:value-type="float">
            <text:p>1693537556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56939" calcext:value-type="float">
            <text:p>1693537556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7039" calcext:value-type="float">
            <text:p>1693537557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57139" calcext:value-type="float">
            <text:p>1693537557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557239" calcext:value-type="float">
            <text:p>1693537557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7339" calcext:value-type="float">
            <text:p>1693537557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57439" calcext:value-type="float">
            <text:p>1693537557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7539" calcext:value-type="float">
            <text:p>1693537557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7639" calcext:value-type="float">
            <text:p>1693537557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557739" calcext:value-type="float">
            <text:p>1693537557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7839" calcext:value-type="float">
            <text:p>1693537557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7939" calcext:value-type="float">
            <text:p>1693537557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58039" calcext:value-type="float">
            <text:p>1693537558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8139" calcext:value-type="float">
            <text:p>1693537558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58239" calcext:value-type="float">
            <text:p>1693537558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8339" calcext:value-type="float">
            <text:p>1693537558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58439" calcext:value-type="float">
            <text:p>1693537558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58540" calcext:value-type="float">
            <text:p>1693537558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58639" calcext:value-type="float">
            <text:p>1693537558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8739" calcext:value-type="float">
            <text:p>1693537558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8839" calcext:value-type="float">
            <text:p>1693537558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8939" calcext:value-type="float">
            <text:p>1693537558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9039" calcext:value-type="float">
            <text:p>1693537559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9139" calcext:value-type="float">
            <text:p>1693537559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59239" calcext:value-type="float">
            <text:p>1693537559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559339" calcext:value-type="float">
            <text:p>1693537559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9439" calcext:value-type="float">
            <text:p>1693537559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59539" calcext:value-type="float">
            <text:p>1693537559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59640" calcext:value-type="float">
            <text:p>1693537559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59739" calcext:value-type="float">
            <text:p>1693537559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9839" calcext:value-type="float">
            <text:p>1693537559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59939" calcext:value-type="float">
            <text:p>1693537559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0039" calcext:value-type="float">
            <text:p>1693537560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0139" calcext:value-type="float">
            <text:p>1693537560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0239" calcext:value-type="float">
            <text:p>1693537560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0339" calcext:value-type="float">
            <text:p>1693537560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0439" calcext:value-type="float">
            <text:p>1693537560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0539" calcext:value-type="float">
            <text:p>1693537560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60639" calcext:value-type="float">
            <text:p>1693537560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0739" calcext:value-type="float">
            <text:p>1693537560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60839" calcext:value-type="float">
            <text:p>1693537560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0939" calcext:value-type="float">
            <text:p>1693537560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1039" calcext:value-type="float">
            <text:p>1693537561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1139" calcext:value-type="float">
            <text:p>1693537561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1239" calcext:value-type="float">
            <text:p>1693537561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1339" calcext:value-type="float">
            <text:p>1693537561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61439" calcext:value-type="float">
            <text:p>1693537561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61539" calcext:value-type="float">
            <text:p>1693537561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1639" calcext:value-type="float">
            <text:p>1693537561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1739" calcext:value-type="float">
            <text:p>1693537561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1839" calcext:value-type="float">
            <text:p>1693537561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1939" calcext:value-type="float">
            <text:p>1693537561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62039" calcext:value-type="float">
            <text:p>1693537562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2139" calcext:value-type="float">
            <text:p>1693537562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2239" calcext:value-type="float">
            <text:p>1693537562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62339" calcext:value-type="float">
            <text:p>1693537562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2439" calcext:value-type="float">
            <text:p>1693537562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2539" calcext:value-type="float">
            <text:p>1693537562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2639" calcext:value-type="float">
            <text:p>1693537562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62739" calcext:value-type="float">
            <text:p>1693537562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2839" calcext:value-type="float">
            <text:p>1693537562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2939" calcext:value-type="float">
            <text:p>1693537562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3039" calcext:value-type="float">
            <text:p>1693537563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63139" calcext:value-type="float">
            <text:p>1693537563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3239" calcext:value-type="float">
            <text:p>1693537563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3339" calcext:value-type="float">
            <text:p>1693537563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3440" calcext:value-type="float">
            <text:p>1693537563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3539" calcext:value-type="float">
            <text:p>1693537563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3639" calcext:value-type="float">
            <text:p>1693537563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3739" calcext:value-type="float">
            <text:p>1693537563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3839" calcext:value-type="float">
            <text:p>1693537563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3940" calcext:value-type="float">
            <text:p>1693537563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4039" calcext:value-type="float">
            <text:p>1693537564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64139" calcext:value-type="float">
            <text:p>1693537564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64239" calcext:value-type="float">
            <text:p>1693537564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4339" calcext:value-type="float">
            <text:p>1693537564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64439" calcext:value-type="float">
            <text:p>1693537564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4539" calcext:value-type="float">
            <text:p>1693537564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4640" calcext:value-type="float">
            <text:p>1693537564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4739" calcext:value-type="float">
            <text:p>1693537564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4839" calcext:value-type="float">
            <text:p>1693537564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64939" calcext:value-type="float">
            <text:p>1693537564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5039" calcext:value-type="float">
            <text:p>1693537565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5139" calcext:value-type="float">
            <text:p>1693537565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5239" calcext:value-type="float">
            <text:p>1693537565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5339" calcext:value-type="float">
            <text:p>1693537565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5439" calcext:value-type="float">
            <text:p>1693537565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5539" calcext:value-type="float">
            <text:p>1693537565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5639" calcext:value-type="float">
            <text:p>1693537565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5739" calcext:value-type="float">
            <text:p>1693537565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5839" calcext:value-type="float">
            <text:p>1693537565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65939" calcext:value-type="float">
            <text:p>1693537565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6040" calcext:value-type="float">
            <text:p>1693537566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6140" calcext:value-type="float">
            <text:p>1693537566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6240" calcext:value-type="float">
            <text:p>1693537566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6339" calcext:value-type="float">
            <text:p>1693537566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6439" calcext:value-type="float">
            <text:p>1693537566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6540" calcext:value-type="float">
            <text:p>1693537566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6639" calcext:value-type="float">
            <text:p>1693537566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6739" calcext:value-type="float">
            <text:p>1693537566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6839" calcext:value-type="float">
            <text:p>1693537566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6939" calcext:value-type="float">
            <text:p>1693537566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7039" calcext:value-type="float">
            <text:p>1693537567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7139" calcext:value-type="float">
            <text:p>1693537567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7239" calcext:value-type="float">
            <text:p>1693537567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67339" calcext:value-type="float">
            <text:p>1693537567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67439" calcext:value-type="float">
            <text:p>1693537567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567539" calcext:value-type="float">
            <text:p>1693537567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7640" calcext:value-type="float">
            <text:p>1693537567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7740" calcext:value-type="float">
            <text:p>1693537567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67840" calcext:value-type="float">
            <text:p>1693537567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7940" calcext:value-type="float">
            <text:p>1693537567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8039" calcext:value-type="float">
            <text:p>1693537568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8140" calcext:value-type="float">
            <text:p>1693537568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68240" calcext:value-type="float">
            <text:p>1693537568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8340" calcext:value-type="float">
            <text:p>1693537568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8440" calcext:value-type="float">
            <text:p>1693537568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8540" calcext:value-type="float">
            <text:p>1693537568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8639" calcext:value-type="float">
            <text:p>1693537568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8739" calcext:value-type="float">
            <text:p>1693537568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68839" calcext:value-type="float">
            <text:p>1693537568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68940" calcext:value-type="float">
            <text:p>1693537568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9039" calcext:value-type="float">
            <text:p>1693537569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9140" calcext:value-type="float">
            <text:p>1693537569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9239" calcext:value-type="float">
            <text:p>16935375692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69339" calcext:value-type="float">
            <text:p>16935375693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69439" calcext:value-type="float">
            <text:p>1693537569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69539" calcext:value-type="float">
            <text:p>1693537569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9640" calcext:value-type="float">
            <text:p>1693537569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69740" calcext:value-type="float">
            <text:p>1693537569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69839" calcext:value-type="float">
            <text:p>1693537569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69939" calcext:value-type="float">
            <text:p>1693537569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70039" calcext:value-type="float">
            <text:p>1693537570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0140" calcext:value-type="float">
            <text:p>1693537570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0240" calcext:value-type="float">
            <text:p>1693537570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0340" calcext:value-type="float">
            <text:p>1693537570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0440" calcext:value-type="float">
            <text:p>1693537570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0539" calcext:value-type="float">
            <text:p>16935375705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0639" calcext:value-type="float">
            <text:p>16935375706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0739" calcext:value-type="float">
            <text:p>16935375707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0839" calcext:value-type="float">
            <text:p>16935375708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0939" calcext:value-type="float">
            <text:p>1693537570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1039" calcext:value-type="float">
            <text:p>16935375710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1139" calcext:value-type="float">
            <text:p>16935375711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1240" calcext:value-type="float">
            <text:p>1693537571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1340" calcext:value-type="float">
            <text:p>1693537571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1440" calcext:value-type="float">
            <text:p>1693537571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1540" calcext:value-type="float">
            <text:p>1693537571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1640" calcext:value-type="float">
            <text:p>1693537571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1740" calcext:value-type="float">
            <text:p>1693537571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1840" calcext:value-type="float">
            <text:p>1693537571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71940" calcext:value-type="float">
            <text:p>1693537571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2040" calcext:value-type="float">
            <text:p>1693537572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2140" calcext:value-type="float">
            <text:p>1693537572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72240" calcext:value-type="float">
            <text:p>1693537572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2340" calcext:value-type="float">
            <text:p>1693537572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72440" calcext:value-type="float">
            <text:p>1693537572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2540" calcext:value-type="float">
            <text:p>1693537572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2640" calcext:value-type="float">
            <text:p>1693537572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2740" calcext:value-type="float">
            <text:p>1693537572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72840" calcext:value-type="float">
            <text:p>1693537572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2940" calcext:value-type="float">
            <text:p>1693537572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73040" calcext:value-type="float">
            <text:p>1693537573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3140" calcext:value-type="float">
            <text:p>1693537573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73240" calcext:value-type="float">
            <text:p>1693537573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3340" calcext:value-type="float">
            <text:p>1693537573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3439" calcext:value-type="float">
            <text:p>16935375734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3540" calcext:value-type="float">
            <text:p>1693537573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3640" calcext:value-type="float">
            <text:p>1693537573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3740" calcext:value-type="float">
            <text:p>1693537573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3840" calcext:value-type="float">
            <text:p>1693537573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73939" calcext:value-type="float">
            <text:p>169353757393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4040" calcext:value-type="float">
            <text:p>1693537574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74140" calcext:value-type="float">
            <text:p>1693537574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74240" calcext:value-type="float">
            <text:p>1693537574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4340" calcext:value-type="float">
            <text:p>1693537574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4440" calcext:value-type="float">
            <text:p>1693537574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4540" calcext:value-type="float">
            <text:p>1693537574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4640" calcext:value-type="float">
            <text:p>1693537574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4740" calcext:value-type="float">
            <text:p>1693537574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4840" calcext:value-type="float">
            <text:p>1693537574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4940" calcext:value-type="float">
            <text:p>1693537574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5040" calcext:value-type="float">
            <text:p>1693537575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5140" calcext:value-type="float">
            <text:p>1693537575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5240" calcext:value-type="float">
            <text:p>1693537575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5340" calcext:value-type="float">
            <text:p>1693537575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5440" calcext:value-type="float">
            <text:p>1693537575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5540" calcext:value-type="float">
            <text:p>1693537575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5640" calcext:value-type="float">
            <text:p>1693537575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5740" calcext:value-type="float">
            <text:p>1693537575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5840" calcext:value-type="float">
            <text:p>1693537575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5940" calcext:value-type="float">
            <text:p>1693537575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6040" calcext:value-type="float">
            <text:p>1693537576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76140" calcext:value-type="float">
            <text:p>1693537576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76240" calcext:value-type="float">
            <text:p>1693537576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6340" calcext:value-type="float">
            <text:p>1693537576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76440" calcext:value-type="float">
            <text:p>1693537576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6540" calcext:value-type="float">
            <text:p>1693537576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76640" calcext:value-type="float">
            <text:p>1693537576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6740" calcext:value-type="float">
            <text:p>1693537576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6840" calcext:value-type="float">
            <text:p>1693537576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6940" calcext:value-type="float">
            <text:p>1693537576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77040" calcext:value-type="float">
            <text:p>1693537577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7140" calcext:value-type="float">
            <text:p>1693537577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7240" calcext:value-type="float">
            <text:p>1693537577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77340" calcext:value-type="float">
            <text:p>1693537577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7440" calcext:value-type="float">
            <text:p>1693537577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77540" calcext:value-type="float">
            <text:p>1693537577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7640" calcext:value-type="float">
            <text:p>1693537577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577740" calcext:value-type="float">
            <text:p>1693537577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77840" calcext:value-type="float">
            <text:p>1693537577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7940" calcext:value-type="float">
            <text:p>1693537577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8040" calcext:value-type="float">
            <text:p>1693537578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8140" calcext:value-type="float">
            <text:p>1693537578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8240" calcext:value-type="float">
            <text:p>1693537578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8340" calcext:value-type="float">
            <text:p>1693537578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8440" calcext:value-type="float">
            <text:p>1693537578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78540" calcext:value-type="float">
            <text:p>1693537578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8640" calcext:value-type="float">
            <text:p>1693537578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78740" calcext:value-type="float">
            <text:p>1693537578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8840" calcext:value-type="float">
            <text:p>1693537578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78940" calcext:value-type="float">
            <text:p>1693537578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79040" calcext:value-type="float">
            <text:p>1693537579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79140" calcext:value-type="float">
            <text:p>1693537579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9240" calcext:value-type="float">
            <text:p>1693537579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79340" calcext:value-type="float">
            <text:p>1693537579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79440" calcext:value-type="float">
            <text:p>1693537579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9540" calcext:value-type="float">
            <text:p>1693537579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79640" calcext:value-type="float">
            <text:p>1693537579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79740" calcext:value-type="float">
            <text:p>1693537579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79840" calcext:value-type="float">
            <text:p>1693537579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579940" calcext:value-type="float">
            <text:p>1693537579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0040" calcext:value-type="float">
            <text:p>1693537580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0140" calcext:value-type="float">
            <text:p>1693537580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0240" calcext:value-type="float">
            <text:p>1693537580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0340" calcext:value-type="float">
            <text:p>1693537580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0440" calcext:value-type="float">
            <text:p>1693537580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80540" calcext:value-type="float">
            <text:p>1693537580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0640" calcext:value-type="float">
            <text:p>1693537580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0740" calcext:value-type="float">
            <text:p>1693537580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0840" calcext:value-type="float">
            <text:p>1693537580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0940" calcext:value-type="float">
            <text:p>1693537580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81040" calcext:value-type="float">
            <text:p>1693537581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1140" calcext:value-type="float">
            <text:p>1693537581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1240" calcext:value-type="float">
            <text:p>1693537581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1340" calcext:value-type="float">
            <text:p>1693537581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581440" calcext:value-type="float">
            <text:p>1693537581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1540" calcext:value-type="float">
            <text:p>1693537581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1640" calcext:value-type="float">
            <text:p>1693537581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81740" calcext:value-type="float">
            <text:p>1693537581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1840" calcext:value-type="float">
            <text:p>1693537581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1940" calcext:value-type="float">
            <text:p>1693537581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2040" calcext:value-type="float">
            <text:p>1693537582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2140" calcext:value-type="float">
            <text:p>1693537582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2240" calcext:value-type="float">
            <text:p>1693537582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2340" calcext:value-type="float">
            <text:p>1693537582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2440" calcext:value-type="float">
            <text:p>1693537582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82540" calcext:value-type="float">
            <text:p>1693537582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2640" calcext:value-type="float">
            <text:p>1693537582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2740" calcext:value-type="float">
            <text:p>1693537582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2840" calcext:value-type="float">
            <text:p>1693537582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2940" calcext:value-type="float">
            <text:p>1693537582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583040" calcext:value-type="float">
            <text:p>1693537583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3140" calcext:value-type="float">
            <text:p>1693537583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3240" calcext:value-type="float">
            <text:p>1693537583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3340" calcext:value-type="float">
            <text:p>1693537583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3440" calcext:value-type="float">
            <text:p>1693537583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83540" calcext:value-type="float">
            <text:p>1693537583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3640" calcext:value-type="float">
            <text:p>1693537583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3740" calcext:value-type="float">
            <text:p>1693537583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3840" calcext:value-type="float">
            <text:p>1693537583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3940" calcext:value-type="float">
            <text:p>1693537583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4040" calcext:value-type="float">
            <text:p>1693537584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4140" calcext:value-type="float">
            <text:p>1693537584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4240" calcext:value-type="float">
            <text:p>1693537584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84340" calcext:value-type="float">
            <text:p>1693537584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4440" calcext:value-type="float">
            <text:p>1693537584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4540" calcext:value-type="float">
            <text:p>1693537584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4640" calcext:value-type="float">
            <text:p>1693537584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584740" calcext:value-type="float">
            <text:p>1693537584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4840" calcext:value-type="float">
            <text:p>1693537584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4940" calcext:value-type="float">
            <text:p>1693537584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5040" calcext:value-type="float">
            <text:p>1693537585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5140" calcext:value-type="float">
            <text:p>1693537585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5240" calcext:value-type="float">
            <text:p>1693537585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5340" calcext:value-type="float">
            <text:p>1693537585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5440" calcext:value-type="float">
            <text:p>1693537585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5540" calcext:value-type="float">
            <text:p>1693537585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5640" calcext:value-type="float">
            <text:p>1693537585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5740" calcext:value-type="float">
            <text:p>1693537585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5840" calcext:value-type="float">
            <text:p>1693537585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85940" calcext:value-type="float">
            <text:p>1693537585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6040" calcext:value-type="float">
            <text:p>1693537586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6140" calcext:value-type="float">
            <text:p>1693537586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6240" calcext:value-type="float">
            <text:p>1693537586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6340" calcext:value-type="float">
            <text:p>1693537586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86440" calcext:value-type="float">
            <text:p>1693537586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6540" calcext:value-type="float">
            <text:p>1693537586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86640" calcext:value-type="float">
            <text:p>1693537586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86740" calcext:value-type="float">
            <text:p>1693537586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6840" calcext:value-type="float">
            <text:p>1693537586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6940" calcext:value-type="float">
            <text:p>1693537586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87040" calcext:value-type="float">
            <text:p>1693537587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7140" calcext:value-type="float">
            <text:p>1693537587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7240" calcext:value-type="float">
            <text:p>1693537587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7340" calcext:value-type="float">
            <text:p>1693537587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7440" calcext:value-type="float">
            <text:p>1693537587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7540" calcext:value-type="float">
            <text:p>1693537587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7640" calcext:value-type="float">
            <text:p>1693537587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7740" calcext:value-type="float">
            <text:p>1693537587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7840" calcext:value-type="float">
            <text:p>1693537587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87940" calcext:value-type="float">
            <text:p>1693537587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8040" calcext:value-type="float">
            <text:p>1693537588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88140" calcext:value-type="float">
            <text:p>1693537588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8240" calcext:value-type="float">
            <text:p>1693537588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8340" calcext:value-type="float">
            <text:p>1693537588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8440" calcext:value-type="float">
            <text:p>1693537588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88540" calcext:value-type="float">
            <text:p>1693537588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88640" calcext:value-type="float">
            <text:p>1693537588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8740" calcext:value-type="float">
            <text:p>1693537588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8840" calcext:value-type="float">
            <text:p>1693537588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88940" calcext:value-type="float">
            <text:p>1693537588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89040" calcext:value-type="float">
            <text:p>1693537589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9140" calcext:value-type="float">
            <text:p>1693537589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89240" calcext:value-type="float">
            <text:p>1693537589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9340" calcext:value-type="float">
            <text:p>1693537589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9440" calcext:value-type="float">
            <text:p>1693537589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89540" calcext:value-type="float">
            <text:p>1693537589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89640" calcext:value-type="float">
            <text:p>1693537589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9740" calcext:value-type="float">
            <text:p>1693537589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89840" calcext:value-type="float">
            <text:p>1693537589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89940" calcext:value-type="float">
            <text:p>1693537589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0040" calcext:value-type="float">
            <text:p>1693537590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0140" calcext:value-type="float">
            <text:p>1693537590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0240" calcext:value-type="float">
            <text:p>1693537590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0340" calcext:value-type="float">
            <text:p>1693537590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90440" calcext:value-type="float">
            <text:p>1693537590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0540" calcext:value-type="float">
            <text:p>1693537590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90640" calcext:value-type="float">
            <text:p>1693537590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0740" calcext:value-type="float">
            <text:p>1693537590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0840" calcext:value-type="float">
            <text:p>1693537590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90940" calcext:value-type="float">
            <text:p>1693537590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1040" calcext:value-type="float">
            <text:p>1693537591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1140" calcext:value-type="float">
            <text:p>1693537591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1240" calcext:value-type="float">
            <text:p>1693537591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91340" calcext:value-type="float">
            <text:p>1693537591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91440" calcext:value-type="float">
            <text:p>1693537591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1540" calcext:value-type="float">
            <text:p>1693537591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91640" calcext:value-type="float">
            <text:p>1693537591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91740" calcext:value-type="float">
            <text:p>1693537591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1840" calcext:value-type="float">
            <text:p>1693537591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1940" calcext:value-type="float">
            <text:p>1693537591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592040" calcext:value-type="float">
            <text:p>1693537592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2140" calcext:value-type="float">
            <text:p>1693537592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2240" calcext:value-type="float">
            <text:p>1693537592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2340" calcext:value-type="float">
            <text:p>1693537592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2440" calcext:value-type="float">
            <text:p>1693537592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2540" calcext:value-type="float">
            <text:p>1693537592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2640" calcext:value-type="float">
            <text:p>1693537592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2740" calcext:value-type="float">
            <text:p>1693537592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2840" calcext:value-type="float">
            <text:p>1693537592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2940" calcext:value-type="float">
            <text:p>1693537592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3040" calcext:value-type="float">
            <text:p>1693537593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3140" calcext:value-type="float">
            <text:p>1693537593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93240" calcext:value-type="float">
            <text:p>1693537593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3340" calcext:value-type="float">
            <text:p>1693537593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3440" calcext:value-type="float">
            <text:p>1693537593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93540" calcext:value-type="float">
            <text:p>1693537593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3640" calcext:value-type="float">
            <text:p>1693537593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3740" calcext:value-type="float">
            <text:p>1693537593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3840" calcext:value-type="float">
            <text:p>1693537593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3940" calcext:value-type="float">
            <text:p>1693537593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4040" calcext:value-type="float">
            <text:p>1693537594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4140" calcext:value-type="float">
            <text:p>1693537594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4240" calcext:value-type="float">
            <text:p>1693537594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4340" calcext:value-type="float">
            <text:p>1693537594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4440" calcext:value-type="float">
            <text:p>1693537594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4540" calcext:value-type="float">
            <text:p>1693537594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94640" calcext:value-type="float">
            <text:p>1693537594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594740" calcext:value-type="float">
            <text:p>1693537594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94840" calcext:value-type="float">
            <text:p>1693537594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4940" calcext:value-type="float">
            <text:p>1693537594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5040" calcext:value-type="float">
            <text:p>1693537595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95140" calcext:value-type="float">
            <text:p>1693537595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5240" calcext:value-type="float">
            <text:p>1693537595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595340" calcext:value-type="float">
            <text:p>1693537595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95440" calcext:value-type="float">
            <text:p>1693537595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5540" calcext:value-type="float">
            <text:p>1693537595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5640" calcext:value-type="float">
            <text:p>1693537595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5740" calcext:value-type="float">
            <text:p>1693537595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5840" calcext:value-type="float">
            <text:p>1693537595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5940" calcext:value-type="float">
            <text:p>1693537595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96040" calcext:value-type="float">
            <text:p>1693537596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6140" calcext:value-type="float">
            <text:p>1693537596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6240" calcext:value-type="float">
            <text:p>1693537596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6340" calcext:value-type="float">
            <text:p>1693537596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6440" calcext:value-type="float">
            <text:p>1693537596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6540" calcext:value-type="float">
            <text:p>1693537596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6640" calcext:value-type="float">
            <text:p>1693537596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6740" calcext:value-type="float">
            <text:p>1693537596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6840" calcext:value-type="float">
            <text:p>1693537596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6940" calcext:value-type="float">
            <text:p>1693537596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7040" calcext:value-type="float">
            <text:p>1693537597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7140" calcext:value-type="float">
            <text:p>1693537597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7240" calcext:value-type="float">
            <text:p>1693537597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7340" calcext:value-type="float">
            <text:p>1693537597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7440" calcext:value-type="float">
            <text:p>1693537597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97540" calcext:value-type="float">
            <text:p>1693537597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7640" calcext:value-type="float">
            <text:p>1693537597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7740" calcext:value-type="float">
            <text:p>1693537597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97840" calcext:value-type="float">
            <text:p>1693537597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597940" calcext:value-type="float">
            <text:p>1693537597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98040" calcext:value-type="float">
            <text:p>1693537598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598140" calcext:value-type="float">
            <text:p>1693537598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8240" calcext:value-type="float">
            <text:p>1693537598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8340" calcext:value-type="float">
            <text:p>1693537598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598440" calcext:value-type="float">
            <text:p>1693537598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8540" calcext:value-type="float">
            <text:p>1693537598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8640" calcext:value-type="float">
            <text:p>1693537598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8740" calcext:value-type="float">
            <text:p>1693537598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598840" calcext:value-type="float">
            <text:p>1693537598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598940" calcext:value-type="float">
            <text:p>1693537598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9040" calcext:value-type="float">
            <text:p>1693537599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599140" calcext:value-type="float">
            <text:p>1693537599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9240" calcext:value-type="float">
            <text:p>1693537599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599340" calcext:value-type="float">
            <text:p>1693537599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9440" calcext:value-type="float">
            <text:p>1693537599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9540" calcext:value-type="float">
            <text:p>1693537599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599640" calcext:value-type="float">
            <text:p>1693537599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599740" calcext:value-type="float">
            <text:p>1693537599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599840" calcext:value-type="float">
            <text:p>1693537599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599940" calcext:value-type="float">
            <text:p>1693537599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0040" calcext:value-type="float">
            <text:p>1693537600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0140" calcext:value-type="float">
            <text:p>1693537600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0240" calcext:value-type="float">
            <text:p>1693537600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00340" calcext:value-type="float">
            <text:p>1693537600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0440" calcext:value-type="float">
            <text:p>1693537600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00540" calcext:value-type="float">
            <text:p>1693537600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0640" calcext:value-type="float">
            <text:p>1693537600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00740" calcext:value-type="float">
            <text:p>1693537600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0840" calcext:value-type="float">
            <text:p>1693537600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0940" calcext:value-type="float">
            <text:p>1693537600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1040" calcext:value-type="float">
            <text:p>1693537601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01140" calcext:value-type="float">
            <text:p>1693537601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1240" calcext:value-type="float">
            <text:p>1693537601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01340" calcext:value-type="float">
            <text:p>1693537601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1440" calcext:value-type="float">
            <text:p>1693537601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1540" calcext:value-type="float">
            <text:p>1693537601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1640" calcext:value-type="float">
            <text:p>1693537601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1740" calcext:value-type="float">
            <text:p>1693537601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1840" calcext:value-type="float">
            <text:p>1693537601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01940" calcext:value-type="float">
            <text:p>1693537601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2040" calcext:value-type="float">
            <text:p>1693537602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2140" calcext:value-type="float">
            <text:p>1693537602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2240" calcext:value-type="float">
            <text:p>1693537602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2340" calcext:value-type="float">
            <text:p>1693537602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02440" calcext:value-type="float">
            <text:p>1693537602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02540" calcext:value-type="float">
            <text:p>1693537602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2640" calcext:value-type="float">
            <text:p>1693537602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2740" calcext:value-type="float">
            <text:p>1693537602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2840" calcext:value-type="float">
            <text:p>1693537602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2940" calcext:value-type="float">
            <text:p>1693537602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3040" calcext:value-type="float">
            <text:p>1693537603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03140" calcext:value-type="float">
            <text:p>1693537603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03240" calcext:value-type="float">
            <text:p>1693537603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03340" calcext:value-type="float">
            <text:p>1693537603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3440" calcext:value-type="float">
            <text:p>1693537603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3540" calcext:value-type="float">
            <text:p>1693537603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03640" calcext:value-type="float">
            <text:p>1693537603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3740" calcext:value-type="float">
            <text:p>1693537603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3840" calcext:value-type="float">
            <text:p>1693537603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03940" calcext:value-type="float">
            <text:p>1693537603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04040" calcext:value-type="float">
            <text:p>1693537604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4140" calcext:value-type="float">
            <text:p>1693537604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4240" calcext:value-type="float">
            <text:p>1693537604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4340" calcext:value-type="float">
            <text:p>1693537604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4440" calcext:value-type="float">
            <text:p>1693537604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04540" calcext:value-type="float">
            <text:p>1693537604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04640" calcext:value-type="float">
            <text:p>1693537604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4740" calcext:value-type="float">
            <text:p>1693537604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04840" calcext:value-type="float">
            <text:p>1693537604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4940" calcext:value-type="float">
            <text:p>1693537604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5040" calcext:value-type="float">
            <text:p>1693537605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05140" calcext:value-type="float">
            <text:p>1693537605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5240" calcext:value-type="float">
            <text:p>1693537605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5340" calcext:value-type="float">
            <text:p>1693537605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5440" calcext:value-type="float">
            <text:p>1693537605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5540" calcext:value-type="float">
            <text:p>1693537605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605640" calcext:value-type="float">
            <text:p>1693537605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05740" calcext:value-type="float">
            <text:p>1693537605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05840" calcext:value-type="float">
            <text:p>1693537605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05940" calcext:value-type="float">
            <text:p>1693537605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6040" calcext:value-type="float">
            <text:p>1693537606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6140" calcext:value-type="float">
            <text:p>1693537606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6240" calcext:value-type="float">
            <text:p>1693537606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06340" calcext:value-type="float">
            <text:p>1693537606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6440" calcext:value-type="float">
            <text:p>1693537606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6540" calcext:value-type="float">
            <text:p>1693537606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06640" calcext:value-type="float">
            <text:p>1693537606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6740" calcext:value-type="float">
            <text:p>1693537606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06840" calcext:value-type="float">
            <text:p>1693537606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06940" calcext:value-type="float">
            <text:p>1693537606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7040" calcext:value-type="float">
            <text:p>1693537607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7140" calcext:value-type="float">
            <text:p>1693537607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7240" calcext:value-type="float">
            <text:p>1693537607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7340" calcext:value-type="float">
            <text:p>1693537607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7440" calcext:value-type="float">
            <text:p>1693537607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7540" calcext:value-type="float">
            <text:p>1693537607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7640" calcext:value-type="float">
            <text:p>1693537607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7740" calcext:value-type="float">
            <text:p>1693537607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7840" calcext:value-type="float">
            <text:p>1693537607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07940" calcext:value-type="float">
            <text:p>1693537607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8040" calcext:value-type="float">
            <text:p>1693537608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8140" calcext:value-type="float">
            <text:p>1693537608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8240" calcext:value-type="float">
            <text:p>1693537608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8340" calcext:value-type="float">
            <text:p>1693537608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08440" calcext:value-type="float">
            <text:p>1693537608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08540" calcext:value-type="float">
            <text:p>1693537608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8640" calcext:value-type="float">
            <text:p>1693537608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08740" calcext:value-type="float">
            <text:p>1693537608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8840" calcext:value-type="float">
            <text:p>1693537608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08940" calcext:value-type="float">
            <text:p>1693537608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9040" calcext:value-type="float">
            <text:p>1693537609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09140" calcext:value-type="float">
            <text:p>1693537609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9240" calcext:value-type="float">
            <text:p>1693537609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9340" calcext:value-type="float">
            <text:p>1693537609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9440" calcext:value-type="float">
            <text:p>1693537609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09540" calcext:value-type="float">
            <text:p>1693537609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09640" calcext:value-type="float">
            <text:p>1693537609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09740" calcext:value-type="float">
            <text:p>1693537609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9840" calcext:value-type="float">
            <text:p>1693537609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09940" calcext:value-type="float">
            <text:p>1693537609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0040" calcext:value-type="float">
            <text:p>1693537610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0140" calcext:value-type="float">
            <text:p>1693537610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0240" calcext:value-type="float">
            <text:p>1693537610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0340" calcext:value-type="float">
            <text:p>1693537610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0440" calcext:value-type="float">
            <text:p>1693537610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0540" calcext:value-type="float">
            <text:p>1693537610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0640" calcext:value-type="float">
            <text:p>1693537610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0740" calcext:value-type="float">
            <text:p>1693537610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0840" calcext:value-type="float">
            <text:p>1693537610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0940" calcext:value-type="float">
            <text:p>1693537610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1040" calcext:value-type="float">
            <text:p>1693537611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1140" calcext:value-type="float">
            <text:p>1693537611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1240" calcext:value-type="float">
            <text:p>1693537611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1340" calcext:value-type="float">
            <text:p>1693537611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1440" calcext:value-type="float">
            <text:p>1693537611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11540" calcext:value-type="float">
            <text:p>1693537611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1640" calcext:value-type="float">
            <text:p>1693537611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1740" calcext:value-type="float">
            <text:p>1693537611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1840" calcext:value-type="float">
            <text:p>1693537611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1940" calcext:value-type="float">
            <text:p>1693537611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2040" calcext:value-type="float">
            <text:p>1693537612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12140" calcext:value-type="float">
            <text:p>1693537612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2240" calcext:value-type="float">
            <text:p>1693537612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2340" calcext:value-type="float">
            <text:p>1693537612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2440" calcext:value-type="float">
            <text:p>1693537612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2540" calcext:value-type="float">
            <text:p>1693537612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2640" calcext:value-type="float">
            <text:p>1693537612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2740" calcext:value-type="float">
            <text:p>1693537612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12840" calcext:value-type="float">
            <text:p>1693537612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2940" calcext:value-type="float">
            <text:p>1693537612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13040" calcext:value-type="float">
            <text:p>1693537613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13140" calcext:value-type="float">
            <text:p>1693537613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3240" calcext:value-type="float">
            <text:p>1693537613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3340" calcext:value-type="float">
            <text:p>1693537613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3440" calcext:value-type="float">
            <text:p>1693537613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13540" calcext:value-type="float">
            <text:p>1693537613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3640" calcext:value-type="float">
            <text:p>1693537613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3740" calcext:value-type="float">
            <text:p>1693537613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13840" calcext:value-type="float">
            <text:p>1693537613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3940" calcext:value-type="float">
            <text:p>1693537613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4040" calcext:value-type="float">
            <text:p>1693537614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4140" calcext:value-type="float">
            <text:p>1693537614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4240" calcext:value-type="float">
            <text:p>1693537614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4340" calcext:value-type="float">
            <text:p>1693537614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4440" calcext:value-type="float">
            <text:p>1693537614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4540" calcext:value-type="float">
            <text:p>1693537614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4640" calcext:value-type="float">
            <text:p>1693537614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4740" calcext:value-type="float">
            <text:p>1693537614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4840" calcext:value-type="float">
            <text:p>1693537614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4940" calcext:value-type="float">
            <text:p>1693537614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15040" calcext:value-type="float">
            <text:p>1693537615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5140" calcext:value-type="float">
            <text:p>1693537615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15240" calcext:value-type="float">
            <text:p>1693537615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5340" calcext:value-type="float">
            <text:p>1693537615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5440" calcext:value-type="float">
            <text:p>1693537615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5540" calcext:value-type="float">
            <text:p>1693537615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5640" calcext:value-type="float">
            <text:p>1693537615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5740" calcext:value-type="float">
            <text:p>1693537615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615840" calcext:value-type="float">
            <text:p>1693537615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15940" calcext:value-type="float">
            <text:p>1693537615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6040" calcext:value-type="float">
            <text:p>1693537616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6140" calcext:value-type="float">
            <text:p>1693537616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6240" calcext:value-type="float">
            <text:p>1693537616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6340" calcext:value-type="float">
            <text:p>1693537616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16440" calcext:value-type="float">
            <text:p>1693537616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6540" calcext:value-type="float">
            <text:p>1693537616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16640" calcext:value-type="float">
            <text:p>1693537616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6740" calcext:value-type="float">
            <text:p>1693537616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6840" calcext:value-type="float">
            <text:p>1693537616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16940" calcext:value-type="float">
            <text:p>1693537616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7040" calcext:value-type="float">
            <text:p>1693537617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7140" calcext:value-type="float">
            <text:p>1693537617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7240" calcext:value-type="float">
            <text:p>1693537617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7340" calcext:value-type="float">
            <text:p>1693537617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617440" calcext:value-type="float">
            <text:p>1693537617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17540" calcext:value-type="float">
            <text:p>1693537617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7640" calcext:value-type="float">
            <text:p>1693537617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7740" calcext:value-type="float">
            <text:p>1693537617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617840" calcext:value-type="float">
            <text:p>1693537617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7940" calcext:value-type="float">
            <text:p>1693537617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8040" calcext:value-type="float">
            <text:p>1693537618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18140" calcext:value-type="float">
            <text:p>1693537618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8240" calcext:value-type="float">
            <text:p>1693537618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8340" calcext:value-type="float">
            <text:p>1693537618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8440" calcext:value-type="float">
            <text:p>1693537618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8540" calcext:value-type="float">
            <text:p>1693537618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8640" calcext:value-type="float">
            <text:p>1693537618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8740" calcext:value-type="float">
            <text:p>1693537618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18840" calcext:value-type="float">
            <text:p>1693537618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8940" calcext:value-type="float">
            <text:p>1693537618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9040" calcext:value-type="float">
            <text:p>1693537619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19140" calcext:value-type="float">
            <text:p>1693537619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9240" calcext:value-type="float">
            <text:p>1693537619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19340" calcext:value-type="float">
            <text:p>1693537619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9440" calcext:value-type="float">
            <text:p>1693537619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9540" calcext:value-type="float">
            <text:p>1693537619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19640" calcext:value-type="float">
            <text:p>1693537619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19740" calcext:value-type="float">
            <text:p>1693537619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19840" calcext:value-type="float">
            <text:p>1693537619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19940" calcext:value-type="float">
            <text:p>1693537619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20040" calcext:value-type="float">
            <text:p>1693537620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0140" calcext:value-type="float">
            <text:p>1693537620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0240" calcext:value-type="float">
            <text:p>1693537620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0340" calcext:value-type="float">
            <text:p>1693537620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0440" calcext:value-type="float">
            <text:p>1693537620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0540" calcext:value-type="float">
            <text:p>1693537620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20640" calcext:value-type="float">
            <text:p>1693537620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0740" calcext:value-type="float">
            <text:p>1693537620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20840" calcext:value-type="float">
            <text:p>1693537620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0940" calcext:value-type="float">
            <text:p>1693537620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1040" calcext:value-type="float">
            <text:p>1693537621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1140" calcext:value-type="float">
            <text:p>1693537621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1240" calcext:value-type="float">
            <text:p>1693537621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1340" calcext:value-type="float">
            <text:p>1693537621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1440" calcext:value-type="float">
            <text:p>1693537621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1540" calcext:value-type="float">
            <text:p>1693537621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1640" calcext:value-type="float">
            <text:p>1693537621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1740" calcext:value-type="float">
            <text:p>1693537621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1840" calcext:value-type="float">
            <text:p>1693537621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21940" calcext:value-type="float">
            <text:p>1693537621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2040" calcext:value-type="float">
            <text:p>1693537622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2140" calcext:value-type="float">
            <text:p>1693537622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2240" calcext:value-type="float">
            <text:p>1693537622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22340" calcext:value-type="float">
            <text:p>1693537622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2440" calcext:value-type="float">
            <text:p>1693537622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2540" calcext:value-type="float">
            <text:p>1693537622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2640" calcext:value-type="float">
            <text:p>1693537622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2740" calcext:value-type="float">
            <text:p>1693537622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2840" calcext:value-type="float">
            <text:p>1693537622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2940" calcext:value-type="float">
            <text:p>1693537622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" calcext:value-type="float">
            <text:p>2,1</text:p>
          </table:table-cell>
          <table:table-cell office:value-type="float" office:value="1693537623040" calcext:value-type="float">
            <text:p>1693537623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3140" calcext:value-type="float">
            <text:p>1693537623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23240" calcext:value-type="float">
            <text:p>1693537623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23340" calcext:value-type="float">
            <text:p>1693537623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3440" calcext:value-type="float">
            <text:p>1693537623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3540" calcext:value-type="float">
            <text:p>1693537623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23640" calcext:value-type="float">
            <text:p>1693537623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3740" calcext:value-type="float">
            <text:p>1693537623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3840" calcext:value-type="float">
            <text:p>1693537623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3940" calcext:value-type="float">
            <text:p>1693537623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4040" calcext:value-type="float">
            <text:p>1693537624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4140" calcext:value-type="float">
            <text:p>1693537624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4240" calcext:value-type="float">
            <text:p>1693537624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4340" calcext:value-type="float">
            <text:p>1693537624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4440" calcext:value-type="float">
            <text:p>1693537624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4540" calcext:value-type="float">
            <text:p>1693537624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4641" calcext:value-type="float">
            <text:p>1693537624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4740" calcext:value-type="float">
            <text:p>1693537624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24840" calcext:value-type="float">
            <text:p>1693537624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4940" calcext:value-type="float">
            <text:p>1693537624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5040" calcext:value-type="float">
            <text:p>1693537625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5140" calcext:value-type="float">
            <text:p>1693537625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5240" calcext:value-type="float">
            <text:p>1693537625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25340" calcext:value-type="float">
            <text:p>1693537625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5440" calcext:value-type="float">
            <text:p>1693537625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5540" calcext:value-type="float">
            <text:p>1693537625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5640" calcext:value-type="float">
            <text:p>1693537625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25740" calcext:value-type="float">
            <text:p>1693537625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5840" calcext:value-type="float">
            <text:p>1693537625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5940" calcext:value-type="float">
            <text:p>1693537625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26040" calcext:value-type="float">
            <text:p>1693537626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6140" calcext:value-type="float">
            <text:p>1693537626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6240" calcext:value-type="float">
            <text:p>1693537626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6340" calcext:value-type="float">
            <text:p>1693537626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6440" calcext:value-type="float">
            <text:p>1693537626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626540" calcext:value-type="float">
            <text:p>1693537626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6640" calcext:value-type="float">
            <text:p>1693537626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6740" calcext:value-type="float">
            <text:p>1693537626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6840" calcext:value-type="float">
            <text:p>1693537626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6940" calcext:value-type="float">
            <text:p>1693537626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7040" calcext:value-type="float">
            <text:p>1693537627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7140" calcext:value-type="float">
            <text:p>1693537627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7240" calcext:value-type="float">
            <text:p>1693537627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7340" calcext:value-type="float">
            <text:p>1693537627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27440" calcext:value-type="float">
            <text:p>1693537627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7540" calcext:value-type="float">
            <text:p>1693537627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3" calcext:value-type="float">
            <text:p>2,23</text:p>
          </table:table-cell>
          <table:table-cell office:value-type="float" office:value="1693537627640" calcext:value-type="float">
            <text:p>1693537627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27740" calcext:value-type="float">
            <text:p>1693537627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7840" calcext:value-type="float">
            <text:p>1693537627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7940" calcext:value-type="float">
            <text:p>1693537627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28040" calcext:value-type="float">
            <text:p>1693537628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28140" calcext:value-type="float">
            <text:p>1693537628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8240" calcext:value-type="float">
            <text:p>1693537628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8340" calcext:value-type="float">
            <text:p>1693537628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8440" calcext:value-type="float">
            <text:p>1693537628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8540" calcext:value-type="float">
            <text:p>1693537628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28640" calcext:value-type="float">
            <text:p>1693537628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8740" calcext:value-type="float">
            <text:p>1693537628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8840" calcext:value-type="float">
            <text:p>1693537628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28940" calcext:value-type="float">
            <text:p>1693537628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29040" calcext:value-type="float">
            <text:p>1693537629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9140" calcext:value-type="float">
            <text:p>1693537629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29240" calcext:value-type="float">
            <text:p>1693537629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29340" calcext:value-type="float">
            <text:p>1693537629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29440" calcext:value-type="float">
            <text:p>1693537629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9540" calcext:value-type="float">
            <text:p>1693537629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9641" calcext:value-type="float">
            <text:p>1693537629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29740" calcext:value-type="float">
            <text:p>1693537629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9840" calcext:value-type="float">
            <text:p>1693537629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29940" calcext:value-type="float">
            <text:p>1693537629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0040" calcext:value-type="float">
            <text:p>1693537630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0140" calcext:value-type="float">
            <text:p>1693537630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0240" calcext:value-type="float">
            <text:p>1693537630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0340" calcext:value-type="float">
            <text:p>1693537630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0440" calcext:value-type="float">
            <text:p>1693537630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0540" calcext:value-type="float">
            <text:p>1693537630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0640" calcext:value-type="float">
            <text:p>1693537630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0740" calcext:value-type="float">
            <text:p>1693537630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0840" calcext:value-type="float">
            <text:p>1693537630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0940" calcext:value-type="float">
            <text:p>1693537630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31040" calcext:value-type="float">
            <text:p>1693537631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1140" calcext:value-type="float">
            <text:p>1693537631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31240" calcext:value-type="float">
            <text:p>1693537631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31340" calcext:value-type="float">
            <text:p>1693537631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631440" calcext:value-type="float">
            <text:p>1693537631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631540" calcext:value-type="float">
            <text:p>1693537631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1640" calcext:value-type="float">
            <text:p>1693537631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31740" calcext:value-type="float">
            <text:p>1693537631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1840" calcext:value-type="float">
            <text:p>1693537631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1940" calcext:value-type="float">
            <text:p>1693537631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2040" calcext:value-type="float">
            <text:p>1693537632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2140" calcext:value-type="float">
            <text:p>1693537632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2240" calcext:value-type="float">
            <text:p>1693537632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32340" calcext:value-type="float">
            <text:p>1693537632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32440" calcext:value-type="float">
            <text:p>1693537632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2540" calcext:value-type="float">
            <text:p>1693537632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32640" calcext:value-type="float">
            <text:p>1693537632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32740" calcext:value-type="float">
            <text:p>1693537632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32840" calcext:value-type="float">
            <text:p>1693537632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2940" calcext:value-type="float">
            <text:p>1693537632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3040" calcext:value-type="float">
            <text:p>1693537633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3140" calcext:value-type="float">
            <text:p>1693537633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33240" calcext:value-type="float">
            <text:p>1693537633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3340" calcext:value-type="float">
            <text:p>1693537633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33440" calcext:value-type="float">
            <text:p>1693537633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3540" calcext:value-type="float">
            <text:p>1693537633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1" calcext:value-type="float">
            <text:p>2,11</text:p>
          </table:table-cell>
          <table:table-cell office:value-type="float" office:value="1693537633640" calcext:value-type="float">
            <text:p>1693537633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3740" calcext:value-type="float">
            <text:p>1693537633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33840" calcext:value-type="float">
            <text:p>1693537633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3940" calcext:value-type="float">
            <text:p>1693537633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4040" calcext:value-type="float">
            <text:p>1693537634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4140" calcext:value-type="float">
            <text:p>1693537634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4240" calcext:value-type="float">
            <text:p>1693537634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634340" calcext:value-type="float">
            <text:p>1693537634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4440" calcext:value-type="float">
            <text:p>1693537634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34540" calcext:value-type="float">
            <text:p>1693537634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4641" calcext:value-type="float">
            <text:p>1693537634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4740" calcext:value-type="float">
            <text:p>1693537634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4840" calcext:value-type="float">
            <text:p>1693537634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4940" calcext:value-type="float">
            <text:p>1693537634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5040" calcext:value-type="float">
            <text:p>1693537635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5140" calcext:value-type="float">
            <text:p>1693537635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35240" calcext:value-type="float">
            <text:p>1693537635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35340" calcext:value-type="float">
            <text:p>1693537635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5440" calcext:value-type="float">
            <text:p>1693537635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35540" calcext:value-type="float">
            <text:p>1693537635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5640" calcext:value-type="float">
            <text:p>1693537635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5740" calcext:value-type="float">
            <text:p>1693537635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5840" calcext:value-type="float">
            <text:p>1693537635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5940" calcext:value-type="float">
            <text:p>1693537635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6040" calcext:value-type="float">
            <text:p>1693537636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6140" calcext:value-type="float">
            <text:p>1693537636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6240" calcext:value-type="float">
            <text:p>1693537636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36340" calcext:value-type="float">
            <text:p>1693537636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6440" calcext:value-type="float">
            <text:p>1693537636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6540" calcext:value-type="float">
            <text:p>1693537636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6640" calcext:value-type="float">
            <text:p>1693537636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36740" calcext:value-type="float">
            <text:p>1693537636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6840" calcext:value-type="float">
            <text:p>1693537636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6940" calcext:value-type="float">
            <text:p>1693537636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37040" calcext:value-type="float">
            <text:p>1693537637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37140" calcext:value-type="float">
            <text:p>1693537637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7240" calcext:value-type="float">
            <text:p>1693537637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7340" calcext:value-type="float">
            <text:p>1693537637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7440" calcext:value-type="float">
            <text:p>1693537637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7540" calcext:value-type="float">
            <text:p>1693537637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7640" calcext:value-type="float">
            <text:p>1693537637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7740" calcext:value-type="float">
            <text:p>1693537637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7840" calcext:value-type="float">
            <text:p>1693537637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7940" calcext:value-type="float">
            <text:p>1693537637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8040" calcext:value-type="float">
            <text:p>1693537638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8140" calcext:value-type="float">
            <text:p>1693537638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8240" calcext:value-type="float">
            <text:p>1693537638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8340" calcext:value-type="float">
            <text:p>1693537638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8440" calcext:value-type="float">
            <text:p>1693537638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38540" calcext:value-type="float">
            <text:p>1693537638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8640" calcext:value-type="float">
            <text:p>1693537638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8740" calcext:value-type="float">
            <text:p>1693537638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8840" calcext:value-type="float">
            <text:p>1693537638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8940" calcext:value-type="float">
            <text:p>1693537638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9040" calcext:value-type="float">
            <text:p>1693537639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39140" calcext:value-type="float">
            <text:p>1693537639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39240" calcext:value-type="float">
            <text:p>1693537639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39340" calcext:value-type="float">
            <text:p>1693537639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9440" calcext:value-type="float">
            <text:p>1693537639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9540" calcext:value-type="float">
            <text:p>1693537639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39641" calcext:value-type="float">
            <text:p>1693537639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39740" calcext:value-type="float">
            <text:p>1693537639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9840" calcext:value-type="float">
            <text:p>1693537639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39940" calcext:value-type="float">
            <text:p>1693537639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0040" calcext:value-type="float">
            <text:p>1693537640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0140" calcext:value-type="float">
            <text:p>1693537640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0240" calcext:value-type="float">
            <text:p>1693537640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0340" calcext:value-type="float">
            <text:p>1693537640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40440" calcext:value-type="float">
            <text:p>1693537640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0540" calcext:value-type="float">
            <text:p>1693537640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0640" calcext:value-type="float">
            <text:p>1693537640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0740" calcext:value-type="float">
            <text:p>1693537640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0840" calcext:value-type="float">
            <text:p>1693537640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0940" calcext:value-type="float">
            <text:p>1693537640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41040" calcext:value-type="float">
            <text:p>1693537641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41140" calcext:value-type="float">
            <text:p>1693537641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1240" calcext:value-type="float">
            <text:p>1693537641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41340" calcext:value-type="float">
            <text:p>1693537641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1540" calcext:value-type="float">
            <text:p>1693537641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1640" calcext:value-type="float">
            <text:p>1693537641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1740" calcext:value-type="float">
            <text:p>1693537641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1840" calcext:value-type="float">
            <text:p>1693537641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1940" calcext:value-type="float">
            <text:p>1693537641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2041" calcext:value-type="float">
            <text:p>1693537642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2140" calcext:value-type="float">
            <text:p>1693537642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2241" calcext:value-type="float">
            <text:p>1693537642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42340" calcext:value-type="float">
            <text:p>1693537642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2440" calcext:value-type="float">
            <text:p>1693537642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2540" calcext:value-type="float">
            <text:p>1693537642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2640" calcext:value-type="float">
            <text:p>1693537642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2740" calcext:value-type="float">
            <text:p>1693537642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2840" calcext:value-type="float">
            <text:p>1693537642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2940" calcext:value-type="float">
            <text:p>1693537642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3040" calcext:value-type="float">
            <text:p>1693537643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3140" calcext:value-type="float">
            <text:p>1693537643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3241" calcext:value-type="float">
            <text:p>1693537643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43341" calcext:value-type="float">
            <text:p>1693537643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3440" calcext:value-type="float">
            <text:p>16935376434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3541" calcext:value-type="float">
            <text:p>1693537643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3640" calcext:value-type="float">
            <text:p>1693537643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3740" calcext:value-type="float">
            <text:p>1693537643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3840" calcext:value-type="float">
            <text:p>1693537643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3940" calcext:value-type="float">
            <text:p>1693537643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4041" calcext:value-type="float">
            <text:p>1693537644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4140" calcext:value-type="float">
            <text:p>1693537644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4240" calcext:value-type="float">
            <text:p>1693537644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4340" calcext:value-type="float">
            <text:p>1693537644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4441" calcext:value-type="float">
            <text:p>1693537644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4540" calcext:value-type="float">
            <text:p>1693537644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4641" calcext:value-type="float">
            <text:p>1693537644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44740" calcext:value-type="float">
            <text:p>1693537644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4841" calcext:value-type="float">
            <text:p>1693537644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4940" calcext:value-type="float">
            <text:p>16935376449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45041" calcext:value-type="float">
            <text:p>1693537645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5140" calcext:value-type="float">
            <text:p>1693537645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5241" calcext:value-type="float">
            <text:p>1693537645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5340" calcext:value-type="float">
            <text:p>1693537645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5441" calcext:value-type="float">
            <text:p>1693537645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645540" calcext:value-type="float">
            <text:p>1693537645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5640" calcext:value-type="float">
            <text:p>16935376456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5740" calcext:value-type="float">
            <text:p>1693537645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45840" calcext:value-type="float">
            <text:p>1693537645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5941" calcext:value-type="float">
            <text:p>1693537645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6041" calcext:value-type="float">
            <text:p>1693537646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6140" calcext:value-type="float">
            <text:p>1693537646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646240" calcext:value-type="float">
            <text:p>1693537646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6341" calcext:value-type="float">
            <text:p>1693537646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6441" calcext:value-type="float">
            <text:p>1693537646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46541" calcext:value-type="float">
            <text:p>1693537646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6641" calcext:value-type="float">
            <text:p>1693537646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6740" calcext:value-type="float">
            <text:p>1693537646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6840" calcext:value-type="float">
            <text:p>16935376468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6941" calcext:value-type="float">
            <text:p>1693537646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7040" calcext:value-type="float">
            <text:p>1693537647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7141" calcext:value-type="float">
            <text:p>1693537647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7240" calcext:value-type="float">
            <text:p>16935376472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47340" calcext:value-type="float">
            <text:p>1693537647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7441" calcext:value-type="float">
            <text:p>1693537647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47540" calcext:value-type="float">
            <text:p>1693537647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7641" calcext:value-type="float">
            <text:p>1693537647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7741" calcext:value-type="float">
            <text:p>1693537647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7841" calcext:value-type="float">
            <text:p>1693537647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7941" calcext:value-type="float">
            <text:p>1693537647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8041" calcext:value-type="float">
            <text:p>1693537648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8140" calcext:value-type="float">
            <text:p>16935376481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48241" calcext:value-type="float">
            <text:p>1693537648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8341" calcext:value-type="float">
            <text:p>1693537648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48441" calcext:value-type="float">
            <text:p>1693537648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48540" calcext:value-type="float">
            <text:p>16935376485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48641" calcext:value-type="float">
            <text:p>1693537648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8741" calcext:value-type="float">
            <text:p>1693537648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8841" calcext:value-type="float">
            <text:p>1693537648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8941" calcext:value-type="float">
            <text:p>1693537648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9041" calcext:value-type="float">
            <text:p>1693537649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49141" calcext:value-type="float">
            <text:p>1693537649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9241" calcext:value-type="float">
            <text:p>1693537649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49340" calcext:value-type="float">
            <text:p>1693537649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49441" calcext:value-type="float">
            <text:p>1693537649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49541" calcext:value-type="float">
            <text:p>1693537649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9641" calcext:value-type="float">
            <text:p>1693537649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49740" calcext:value-type="float">
            <text:p>16935376497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49841" calcext:value-type="float">
            <text:p>1693537649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49941" calcext:value-type="float">
            <text:p>1693537649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0040" calcext:value-type="float">
            <text:p>16935376500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0141" calcext:value-type="float">
            <text:p>1693537650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0241" calcext:value-type="float">
            <text:p>1693537650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50340" calcext:value-type="float">
            <text:p>1693537650340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0441" calcext:value-type="float">
            <text:p>1693537650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0541" calcext:value-type="float">
            <text:p>1693537650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50641" calcext:value-type="float">
            <text:p>1693537650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0741" calcext:value-type="float">
            <text:p>1693537650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50841" calcext:value-type="float">
            <text:p>1693537650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0941" calcext:value-type="float">
            <text:p>1693537650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1041" calcext:value-type="float">
            <text:p>1693537651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51141" calcext:value-type="float">
            <text:p>1693537651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1241" calcext:value-type="float">
            <text:p>1693537651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1341" calcext:value-type="float">
            <text:p>1693537651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1441" calcext:value-type="float">
            <text:p>1693537651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51541" calcext:value-type="float">
            <text:p>1693537651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1641" calcext:value-type="float">
            <text:p>1693537651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51741" calcext:value-type="float">
            <text:p>1693537651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1841" calcext:value-type="float">
            <text:p>1693537651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1941" calcext:value-type="float">
            <text:p>1693537651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2041" calcext:value-type="float">
            <text:p>1693537652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2141" calcext:value-type="float">
            <text:p>1693537652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52241" calcext:value-type="float">
            <text:p>1693537652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2341" calcext:value-type="float">
            <text:p>1693537652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2441" calcext:value-type="float">
            <text:p>1693537652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2541" calcext:value-type="float">
            <text:p>1693537652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2641" calcext:value-type="float">
            <text:p>1693537652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2741" calcext:value-type="float">
            <text:p>1693537652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2841" calcext:value-type="float">
            <text:p>1693537652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2941" calcext:value-type="float">
            <text:p>1693537652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53041" calcext:value-type="float">
            <text:p>1693537653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3141" calcext:value-type="float">
            <text:p>1693537653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653241" calcext:value-type="float">
            <text:p>1693537653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53341" calcext:value-type="float">
            <text:p>1693537653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3441" calcext:value-type="float">
            <text:p>1693537653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3541" calcext:value-type="float">
            <text:p>1693537653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3641" calcext:value-type="float">
            <text:p>1693537653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3741" calcext:value-type="float">
            <text:p>1693537653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3841" calcext:value-type="float">
            <text:p>1693537653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3941" calcext:value-type="float">
            <text:p>1693537653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4041" calcext:value-type="float">
            <text:p>1693537654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4141" calcext:value-type="float">
            <text:p>1693537654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4241" calcext:value-type="float">
            <text:p>1693537654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4341" calcext:value-type="float">
            <text:p>1693537654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54441" calcext:value-type="float">
            <text:p>1693537654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4541" calcext:value-type="float">
            <text:p>1693537654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4641" calcext:value-type="float">
            <text:p>1693537654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4741" calcext:value-type="float">
            <text:p>1693537654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4841" calcext:value-type="float">
            <text:p>1693537654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54941" calcext:value-type="float">
            <text:p>1693537654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5041" calcext:value-type="float">
            <text:p>1693537655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5141" calcext:value-type="float">
            <text:p>1693537655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5241" calcext:value-type="float">
            <text:p>1693537655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55341" calcext:value-type="float">
            <text:p>1693537655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5441" calcext:value-type="float">
            <text:p>1693537655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5541" calcext:value-type="float">
            <text:p>1693537655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55641" calcext:value-type="float">
            <text:p>1693537655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5741" calcext:value-type="float">
            <text:p>1693537655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55841" calcext:value-type="float">
            <text:p>1693537655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5941" calcext:value-type="float">
            <text:p>1693537655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56041" calcext:value-type="float">
            <text:p>1693537656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6141" calcext:value-type="float">
            <text:p>1693537656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6241" calcext:value-type="float">
            <text:p>1693537656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56341" calcext:value-type="float">
            <text:p>1693537656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6441" calcext:value-type="float">
            <text:p>1693537656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6541" calcext:value-type="float">
            <text:p>1693537656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6641" calcext:value-type="float">
            <text:p>1693537656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6741" calcext:value-type="float">
            <text:p>1693537656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6841" calcext:value-type="float">
            <text:p>1693537656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6941" calcext:value-type="float">
            <text:p>1693537656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7041" calcext:value-type="float">
            <text:p>1693537657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7141" calcext:value-type="float">
            <text:p>1693537657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7241" calcext:value-type="float">
            <text:p>1693537657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7341" calcext:value-type="float">
            <text:p>1693537657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57441" calcext:value-type="float">
            <text:p>1693537657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57541" calcext:value-type="float">
            <text:p>1693537657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7641" calcext:value-type="float">
            <text:p>1693537657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657741" calcext:value-type="float">
            <text:p>1693537657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7841" calcext:value-type="float">
            <text:p>1693537657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7941" calcext:value-type="float">
            <text:p>1693537657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58041" calcext:value-type="float">
            <text:p>1693537658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8141" calcext:value-type="float">
            <text:p>1693537658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8241" calcext:value-type="float">
            <text:p>1693537658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8341" calcext:value-type="float">
            <text:p>1693537658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8441" calcext:value-type="float">
            <text:p>1693537658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8541" calcext:value-type="float">
            <text:p>1693537658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8641" calcext:value-type="float">
            <text:p>1693537658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8741" calcext:value-type="float">
            <text:p>1693537658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8841" calcext:value-type="float">
            <text:p>1693537658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8941" calcext:value-type="float">
            <text:p>1693537658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9041" calcext:value-type="float">
            <text:p>1693537659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9141" calcext:value-type="float">
            <text:p>1693537659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59241" calcext:value-type="float">
            <text:p>1693537659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59341" calcext:value-type="float">
            <text:p>1693537659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9441" calcext:value-type="float">
            <text:p>1693537659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59541" calcext:value-type="float">
            <text:p>1693537659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" calcext:value-type="float">
            <text:p>2,1</text:p>
          </table:table-cell>
          <table:table-cell office:value-type="float" office:value="1693537659641" calcext:value-type="float">
            <text:p>1693537659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59741" calcext:value-type="float">
            <text:p>1693537659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59841" calcext:value-type="float">
            <text:p>1693537659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59941" calcext:value-type="float">
            <text:p>1693537659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0041" calcext:value-type="float">
            <text:p>1693537660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60141" calcext:value-type="float">
            <text:p>1693537660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0241" calcext:value-type="float">
            <text:p>1693537660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0341" calcext:value-type="float">
            <text:p>1693537660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60441" calcext:value-type="float">
            <text:p>1693537660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0541" calcext:value-type="float">
            <text:p>1693537660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0641" calcext:value-type="float">
            <text:p>1693537660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60741" calcext:value-type="float">
            <text:p>1693537660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60841" calcext:value-type="float">
            <text:p>1693537660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0941" calcext:value-type="float">
            <text:p>1693537660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661041" calcext:value-type="float">
            <text:p>1693537661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1141" calcext:value-type="float">
            <text:p>1693537661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1241" calcext:value-type="float">
            <text:p>1693537661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61341" calcext:value-type="float">
            <text:p>1693537661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661441" calcext:value-type="float">
            <text:p>1693537661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1541" calcext:value-type="float">
            <text:p>1693537661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1641" calcext:value-type="float">
            <text:p>1693537661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1741" calcext:value-type="float">
            <text:p>1693537661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61841" calcext:value-type="float">
            <text:p>1693537661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661941" calcext:value-type="float">
            <text:p>1693537661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62041" calcext:value-type="float">
            <text:p>1693537662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2141" calcext:value-type="float">
            <text:p>1693537662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62241" calcext:value-type="float">
            <text:p>1693537662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2341" calcext:value-type="float">
            <text:p>1693537662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662441" calcext:value-type="float">
            <text:p>1693537662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2541" calcext:value-type="float">
            <text:p>1693537662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2641" calcext:value-type="float">
            <text:p>1693537662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2741" calcext:value-type="float">
            <text:p>1693537662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2841" calcext:value-type="float">
            <text:p>1693537662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62941" calcext:value-type="float">
            <text:p>1693537662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3041" calcext:value-type="float">
            <text:p>1693537663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2" calcext:value-type="float">
            <text:p>2,22</text:p>
          </table:table-cell>
          <table:table-cell office:value-type="float" office:value="1693537663141" calcext:value-type="float">
            <text:p>1693537663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63241" calcext:value-type="float">
            <text:p>1693537663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663341" calcext:value-type="float">
            <text:p>1693537663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3441" calcext:value-type="float">
            <text:p>1693537663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3541" calcext:value-type="float">
            <text:p>1693537663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3641" calcext:value-type="float">
            <text:p>1693537663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3741" calcext:value-type="float">
            <text:p>1693537663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663841" calcext:value-type="float">
            <text:p>1693537663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3941" calcext:value-type="float">
            <text:p>1693537663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4041" calcext:value-type="float">
            <text:p>1693537664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4141" calcext:value-type="float">
            <text:p>1693537664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4241" calcext:value-type="float">
            <text:p>1693537664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4341" calcext:value-type="float">
            <text:p>1693537664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4441" calcext:value-type="float">
            <text:p>1693537664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4541" calcext:value-type="float">
            <text:p>1693537664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64641" calcext:value-type="float">
            <text:p>1693537664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4741" calcext:value-type="float">
            <text:p>1693537664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64841" calcext:value-type="float">
            <text:p>1693537664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4941" calcext:value-type="float">
            <text:p>1693537664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65041" calcext:value-type="float">
            <text:p>1693537665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65141" calcext:value-type="float">
            <text:p>1693537665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65241" calcext:value-type="float">
            <text:p>1693537665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5341" calcext:value-type="float">
            <text:p>1693537665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5441" calcext:value-type="float">
            <text:p>1693537665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65541" calcext:value-type="float">
            <text:p>1693537665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65641" calcext:value-type="float">
            <text:p>1693537665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5741" calcext:value-type="float">
            <text:p>1693537665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5841" calcext:value-type="float">
            <text:p>1693537665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5941" calcext:value-type="float">
            <text:p>1693537665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6041" calcext:value-type="float">
            <text:p>1693537666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6141" calcext:value-type="float">
            <text:p>1693537666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66241" calcext:value-type="float">
            <text:p>1693537666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66341" calcext:value-type="float">
            <text:p>1693537666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6441" calcext:value-type="float">
            <text:p>1693537666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6541" calcext:value-type="float">
            <text:p>1693537666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6641" calcext:value-type="float">
            <text:p>1693537666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6741" calcext:value-type="float">
            <text:p>1693537666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6841" calcext:value-type="float">
            <text:p>1693537666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6941" calcext:value-type="float">
            <text:p>1693537666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67041" calcext:value-type="float">
            <text:p>1693537667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7141" calcext:value-type="float">
            <text:p>1693537667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67241" calcext:value-type="float">
            <text:p>1693537667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7341" calcext:value-type="float">
            <text:p>1693537667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7441" calcext:value-type="float">
            <text:p>1693537667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67541" calcext:value-type="float">
            <text:p>1693537667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7641" calcext:value-type="float">
            <text:p>1693537667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7741" calcext:value-type="float">
            <text:p>1693537667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67841" calcext:value-type="float">
            <text:p>1693537667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67941" calcext:value-type="float">
            <text:p>1693537667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8041" calcext:value-type="float">
            <text:p>1693537668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8141" calcext:value-type="float">
            <text:p>1693537668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68241" calcext:value-type="float">
            <text:p>1693537668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68341" calcext:value-type="float">
            <text:p>1693537668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8441" calcext:value-type="float">
            <text:p>1693537668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8541" calcext:value-type="float">
            <text:p>1693537668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68641" calcext:value-type="float">
            <text:p>1693537668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68741" calcext:value-type="float">
            <text:p>1693537668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68841" calcext:value-type="float">
            <text:p>1693537668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8941" calcext:value-type="float">
            <text:p>1693537668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69041" calcext:value-type="float">
            <text:p>1693537669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69141" calcext:value-type="float">
            <text:p>1693537669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" calcext:value-type="float">
            <text:p>2,1</text:p>
          </table:table-cell>
          <table:table-cell office:value-type="float" office:value="1693537669241" calcext:value-type="float">
            <text:p>1693537669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9341" calcext:value-type="float">
            <text:p>1693537669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69441" calcext:value-type="float">
            <text:p>1693537669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69541" calcext:value-type="float">
            <text:p>1693537669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69641" calcext:value-type="float">
            <text:p>1693537669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69741" calcext:value-type="float">
            <text:p>1693537669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69841" calcext:value-type="float">
            <text:p>1693537669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69941" calcext:value-type="float">
            <text:p>1693537669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70041" calcext:value-type="float">
            <text:p>1693537670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70141" calcext:value-type="float">
            <text:p>1693537670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09" calcext:value-type="float">
            <text:p>2,09</text:p>
          </table:table-cell>
          <table:table-cell office:value-type="float" office:value="1693537670241" calcext:value-type="float">
            <text:p>1693537670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70341" calcext:value-type="float">
            <text:p>1693537670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70441" calcext:value-type="float">
            <text:p>1693537670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70541" calcext:value-type="float">
            <text:p>1693537670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3" calcext:value-type="float">
            <text:p>2,13</text:p>
          </table:table-cell>
          <table:table-cell office:value-type="float" office:value="1693537670641" calcext:value-type="float">
            <text:p>1693537670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70741" calcext:value-type="float">
            <text:p>1693537670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70841" calcext:value-type="float">
            <text:p>1693537670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70941" calcext:value-type="float">
            <text:p>1693537670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1" calcext:value-type="float">
            <text:p>2,21</text:p>
          </table:table-cell>
          <table:table-cell office:value-type="float" office:value="1693537671041" calcext:value-type="float">
            <text:p>1693537671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71145" calcext:value-type="float">
            <text:p>169353767114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71241" calcext:value-type="float">
            <text:p>1693537671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71341" calcext:value-type="float">
            <text:p>1693537671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71441" calcext:value-type="float">
            <text:p>1693537671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71541" calcext:value-type="float">
            <text:p>1693537671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71641" calcext:value-type="float">
            <text:p>1693537671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9" calcext:value-type="float">
            <text:p>2,19</text:p>
          </table:table-cell>
          <table:table-cell office:value-type="float" office:value="1693537671741" calcext:value-type="float">
            <text:p>1693537671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71841" calcext:value-type="float">
            <text:p>1693537671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2" calcext:value-type="float">
            <text:p>2,12</text:p>
          </table:table-cell>
          <table:table-cell office:value-type="float" office:value="1693537671941" calcext:value-type="float">
            <text:p>1693537671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72041" calcext:value-type="float">
            <text:p>1693537672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72141" calcext:value-type="float">
            <text:p>1693537672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72241" calcext:value-type="float">
            <text:p>1693537672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8" calcext:value-type="float">
            <text:p>2,18</text:p>
          </table:table-cell>
          <table:table-cell office:value-type="float" office:value="1693537672341" calcext:value-type="float">
            <text:p>16935376723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72441" calcext:value-type="float">
            <text:p>16935376724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5" calcext:value-type="float">
            <text:p>2,15</text:p>
          </table:table-cell>
          <table:table-cell office:value-type="float" office:value="1693537672541" calcext:value-type="float">
            <text:p>16935376725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72641" calcext:value-type="float">
            <text:p>16935376726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72741" calcext:value-type="float">
            <text:p>16935376727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72841" calcext:value-type="float">
            <text:p>16935376728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72941" calcext:value-type="float">
            <text:p>16935376729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6" calcext:value-type="float">
            <text:p>2,16</text:p>
          </table:table-cell>
          <table:table-cell office:value-type="float" office:value="1693537673041" calcext:value-type="float">
            <text:p>16935376730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4" calcext:value-type="float">
            <text:p>2,14</text:p>
          </table:table-cell>
          <table:table-cell office:value-type="float" office:value="1693537673141" calcext:value-type="float">
            <text:p>16935376731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2" calcext:value-type="float">
            <text:p>2,2</text:p>
          </table:table-cell>
          <table:table-cell office:value-type="float" office:value="1693537673241" calcext:value-type="float">
            <text:p>169353767324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2.17" calcext:value-type="float">
            <text:p>2,17</text:p>
          </table:table-cell>
          <table:table-cell office:value-type="float" office:value="1693537673341" calcext:value-type="float">
            <text:p>1693537673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7:32.126511006</dc:date>
    <meta:editing-duration>PT27S</meta:editing-duration>
    <meta:editing-cycles>1</meta:editing-cycles>
    <meta:document-statistic meta:table-count="1" meta:cell-count="384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line" chart:style-name="ch1">
        <chart:legend chart:legend-position="end" svg:x="14.279cm" svg:y="4.199cm" style:legend-expansion="high" chart:style-name="ch2"/>
        <chart:plot-area chart:style-name="ch3" table:cell-range-address="exp3p2.B1:exp3p2.B1282" chart:data-source-has-labels="row" svg:x="0.32cm" svg:y="0.179cm" svg:width="13.639cm" svg:height="8.638cm">
          <chartooo:coordinate-region svg:x="1.232cm" svg:y="0.179cm" svg:width="12.727cm" svg:height="7.3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3p2.B2:exp3p2.B1282" chart:label-cell-address="exp3p2.B1:exp3p2.B1" chart:class="chart:line">
            <chart:data-point chart:repeated="12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3p2.B1:exp3p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2">
                <text:p>2.12</text:p>
                <draw:g>
                  <svg:desc>exp3p2.B2:exp3p2.B12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.17">
                <text:p>2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